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A2" office:value-type="string">
            <text:p text:style-name="Table_20_Contents"><text:s text:c="2"/>- <text:s/>Reworked tiles and clearings so that they could support environment chits, also assigned clearing type to each clearing</text:p>
            <text:p text:style-name="P4"/>
            <text:p text:style-name="P4"><text:s/>- Placed all supported sound/warning chits and monsters on the board </text:p>
            <text:p text:style-name="P4"/>
            <text:p text:style-name="P4"><text:s/>- Implemented the placement of chits on a specific tile or clearing for cheatmode (cheatmode is finished now)</text:p>
            <text:p text:style-name="P4"/>
            <text:p text:style-name="P4"><text:s/>- Created and placed images for lost city and lost castle onto the board</text:p>
            <text:p text:style-name="P4"/>
            <text:p text:style-name="P4"><text:s/>- Added a victory points UI that allows users to select victory points when they choose characters</text:p>
            <text:p text:style-name="P4"/>
            <text:p text:style-name="P4">- Implemented victory points so that a player wins the game when their points are acheived</text:p>
            <text:p text:style-name="P4"/>
            <text:p text:style-name="P4">- Implemented random placement of chits within cheatmode (randomize button)</text:p>
          </table:table-cell>
          <table:table-cell table:style-name="Table1.D2" office:value-type="string">
            <text:p text:style-name="P4">- Use cases, use case diagrams, unbound use case diagrams</text:p>
            <text:p text:style-name="P4"/>
            <text:p text:style-name="P4">- Complete iteration 2 documentation</text:p>
            <text:p text:style-name="P4"/>
            <text:p text:style-name="P4">- Any requirements that are not complete during this week 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30T19:26:02.65</dc:date>
    <meta:editing-duration>PT1H24M17S</meta:editing-duration>
    <meta:editing-cycles>36</meta:editing-cycles>
    <meta:generator>OpenOffice/4.0.1$Win32 OpenOffice.org_project/401m5$Build-9714</meta:generator>
    <meta:document-statistic meta:table-count="2" meta:image-count="0" meta:object-count="0" meta:page-count="1" meta:paragraph-count="24" meta:word-count="173" meta:character-count="1032"/>
  </office:meta>
</office:document-meta>
</file>